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Perkalian A x B</text:p>
          </table:table-cell>
          <table:table-cell table:number-matrix-columns-spanned="2" table:number-matrix-rows-spanned="2" table:formula="of:=MMULT([.B2:.D3];[.B6:.C8])"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5:23:06.018782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0:50:11.653041805</meta:creation-date>
    <dc:date>2016-12-17T15:20:45.860498773</dc:date>
    <meta:editing-duration>PT11H57S</meta:editing-duration>
    <meta:editing-cycles>3</meta:editing-cycles>
    <meta:generator>LibreOffice/5.1.4.2$Linux_X86_64 LibreOffice_project/10m0$Build-2</meta:generator>
    <meta:document-statistic meta:table-count="1" meta:cell-count="19" meta:object-count="0"/>
  </office:meta>
</office:document-meta>
</file>